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refProperty.getHref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efProperty.toXml( Document doc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refProperty.HrefProperty( DavPropertyName name , String [ ] value , boolean isInvisibleInAll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refProperty.HrefProperty( DavProperty pro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Href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refProperty.HrefProperty( DavPropertyName name , String value , boolean isInvisibleInAll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